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.353cm"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" style:family="paragraph" style:parent-style-name="List_20_Paragraph" style:list-style-name="WW8Num1">
      <style:paragraph-properties fo:margin-top="0cm" fo:margin-bottom="0.353cm"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3" style:family="paragraph" style:parent-style-name="List_20_Paragraph" style:list-style-name="WW8Num3">
      <style:paragraph-properties fo:margin-top="0cm" fo:margin-bottom="0.353cm" fo:line-height="150%" fo:text-align="justify" style:justify-single-word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4" style:family="paragraph" style:parent-style-name="List_20_Paragraph" style:list-style-name="WW8Num3">
      <style:paragraph-properties fo:margin-top="0cm" fo:margin-bottom="0.353cm" fo:line-height="150%" fo:text-align="justify" style:justify-single-word="false">
        <style:tab-stops>
          <style:tab-stop style:position="1.27cm"/>
        </style:tab-stops>
      </style:paragraph-properties>
    </style:style>
    <style:style style:name="P5" style:family="paragraph" style:parent-style-name="List_20_Paragraph" style:list-style-name="WW8Num1">
      <style:paragraph-properties fo:margin-top="0cm" fo:margin-bottom="0.353cm" fo:line-height="150%" fo:text-align="justify" style:justify-single-word="false">
        <style:tab-stops>
          <style:tab-stop style:position="1.27cm"/>
        </style:tab-stops>
      </style:paragraph-properties>
    </style:style>
    <style:style style:name="P6" style:family="paragraph" style:parent-style-name="List_20_Paragraph" style:list-style-name="WW8Num3">
      <style:paragraph-properties fo:line-height="150%" fo:text-align="justify" style:justify-single-word="false"/>
    </style:style>
    <style:style style:name="P7" style:family="paragraph" style:parent-style-name="List_20_Paragraph" style:list-style-name="WW8Num1">
      <style:paragraph-properties fo:margin-top="0.494cm" fo:margin-bottom="0cm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List_20_Paragraph" style:list-style-name="WW8Num3">
      <style:paragraph-properties fo:margin-top="0cm" fo:margin-bottom="0cm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List_20_Paragraph" style:list-style-name="WW8Num1">
      <style:paragraph-properties fo:margin-top="0cm" fo:margin-bottom="0cm"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List_20_Paragraph" style:list-style-name="WW8Num3">
      <style:paragraph-properties fo:margin-top="0cm" fo:margin-bottom="0cm" fo:line-height="150%" fo:text-align="justify" style:justify-single-word="false"/>
    </style:style>
    <style:style style:name="P11" style:family="paragraph" style:parent-style-name="List_20_Paragraph" style:list-style-name="WW8Num1">
      <style:paragraph-properties fo:margin-top="0cm" fo:margin-bottom="0cm" fo:line-height="150%" fo:text-align="justify" style:justify-single-word="false"/>
    </style:style>
    <style:style style:name="P12" style:family="paragraph" style:parent-style-name="List_20_Paragraph">
      <style:paragraph-properties fo:margin-left="0cm" fo:margin-right="0cm" fo:margin-top="0cm" fo:margin-bottom="0.353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3" style:family="paragraph" style:parent-style-name="List_20_Paragraph">
      <style:paragraph-properties fo:margin-left="0cm" fo:margin-right="0cm" fo:margin-top="0cm" fo:margin-bottom="0.353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style:text-underline-style="none" style:font-size-asian="12pt" style:font-name-complex="Arial" style:font-size-complex="12pt"/>
    </style:style>
    <style:style style:name="P14" style:family="paragraph" style:parent-style-name="List_20_Paragraph" style:list-style-name="WW8Num3">
      <style:paragraph-properties fo:margin-top="0.049cm" fo:margin-bottom="0.049cm" fo:line-height="150%" fo:text-align="justify" style:justify-single-word="false">
        <style:tab-stops>
          <style:tab-stop style:position="2.42cm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8" style:family="paragraph" style:parent-style-name="Standard" style:master-page-name="Standard">
      <style:paragraph-properties fo:margin-top="0cm" fo:margin-bottom="0.494cm" fo:line-height="150%" fo:text-align="justify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9" style:family="paragraph" style:parent-style-name="Standard">
      <style:paragraph-properties fo:margin-top="0cm" fo:margin-bottom="0.494cm"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0" style:family="paragraph" style:parent-style-name="Standard">
      <style:paragraph-properties fo:margin-top="0.494cm" fo:margin-bottom="0cm" fo:line-height="150%"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-complex="Arial"/>
    </style:style>
    <style:style style:name="T3" style:family="text">
      <style:text-properties style:font-name="Arial1" fo:font-size="12pt" style:font-size-asian="12pt" style:font-name-complex="Arial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sarrollo del proyecto</text:p>
      <text:p text:style-name="P19">Análisis de requerimientos</text:p>
      <text:p text:style-name="P16">Requerimientos funcionales</text:p>
      <text:p text:style-name="P15">Los requerimientos funcionales son aquellos comportamiento que se desarrollan internamente en el sistema, bien sea la manipulación de datos, cálculos, detalles técnicos entre otros. </text:p>
      <text:p text:style-name="P15">A continuación se presentara los requisitos funcionales para entender por qué tales requisitos son necesarios para el sistema.</text:p>
      <text:list xml:id="list66236846" text:style-name="WW8Num3">
        <text:list-item>
          <text:p text:style-name="P6"><text:span text:style-name="T3">Controlar motores Paso a Paso.</text:span></text:p>
        </text:list-item>
        <text:list-item>
          <text:p text:style-name="P6"><text:span text:style-name="T3">Encender y apagar el láser.</text:span></text:p>
        </text:list-item>
        <text:list-item>
          <text:p text:style-name="P6"><text:span text:style-name="T3">Comunicación entre el computador y el dispositivo controlador del láser mediante conexión de puerto serial.</text:span></text:p>
        </text:list-item>
        <text:list-item>
          <text:p text:style-name="P14"><text:span text:style-name="T3">Contar con un buscador de astros, por nombre donde se muestren coordenadas de ubicación del mismo.</text:span></text:p>
        </text:list-item>
        <text:list-item>
          <text:p text:style-name="P14"><text:span text:style-name="T3">Enlazar la ubicación del astro en la cúpula celeste con el sistema de puntero láser.</text:span></text:p>
        </text:list-item>
        <text:list-item>
          <text:p text:style-name="P14"><text:span text:style-name="T3">Al obtener la información sobre la ubicación del astro seleccionado el sistema de búsqueda de astros debe mostrar información adicional relativa a la búsqueda realizada.</text:span></text:p>
        </text:list-item>
        <text:list-item>
          <text:p text:style-name="P14"><text:span text:style-name="T3">Que el puntero láser marque correctamente la ubicación del astro solicitado en la cúpula celeste.</text:span></text:p>
        </text:list-item>
        <text:list-item>
          <text:p text:style-name="P14"><text:span text:style-name="T3">Que se pueda seleccionar la ubicación (altura, coordenadas) de forma manual siendo también posible una forma automática.</text:span></text:p>
        </text:list-item>
        <text:list-item>
          <text:p text:style-name="P14"><text:span text:style-name="T3">Que el sistema de búsqueda identifique los astros visibles en el momento de uso, filtrando astros imposibles de ver por ubicación geográfica.</text:span></text:p>
        </text:list-item>
        <text:list-item>
          <text:p text:style-name="P14"><text:span text:style-name="T3">Que el sistema de búsqueda tenga posiciones de observación configurables, donde se pueda ingresar latitud, longitud y altura desde donde se realizara la búsqueda y posterior marca en el cielo del astro.</text:span></text:p>
        </text:list-item>
      </text:list>
      <text:p text:style-name="P20"/>
      <text:p text:style-name="P16"/>
      <text:p text:style-name="P16"><text:soft-page-break/>Requerimientos no funcionales</text:p>
      <text:p text:style-name="P17">Los requerimientos no funcionales hacen relación a las características del sistema que aplican de manera general como un todo, más que a rasgos particulares del mismo. Estos <text:s/></text:p>
      <text:p text:style-name="P17">requerimientos son adicionales a los requerimientos funcionales que debe cumplir el sistema, y corresponden a aspectos tales como la disponibilidad, mantenibilidad, flexibilidad, </text:p>
      <text:p text:style-name="P17">seguridad, facilidad de uso, etc</text:p>
      <text:list xml:id="list336053601" text:style-name="WW8Num1">
        <text:list-item>
          <text:p text:style-name="P7">Garantizar la correcta visualización y precisión relativa al mostrar los astros.</text:p>
        </text:list-item>
        <text:list-item>
          <text:p text:style-name="P9">Gran portabilidad.</text:p>
        </text:list-item>
        <text:list-item>
          <text:p text:style-name="P9">Toda la documentación necesaria para el uso del sistema.</text:p>
        </text:list-item>
        <text:list-item>
          <text:p text:style-name="P11"><text:span text:style-name="T1">L</text:span><text:span text:style-name="T1">a información que entrega debe ser consistente.</text:span></text:p>
        </text:list-item>
        <text:list-item>
          <text:p text:style-name="P5"><text:span text:style-name="T1">Mostrar </text:span><text:span text:style-name="T1">solo astros en el campo visible dependiendo de la ubicación y la hora cuando se use el sistema en la pantalla principal.</text:span></text:p>
        </text:list-item>
        <text:list-item>
          <text:p text:style-name="P2">Comodidad del uso.<text:bookmark text:name="_GoBack"/></text:p>
        </text:list-item>
        <text:list-item>
          <text:p text:style-name="P2">Fácil aprendizaje de la operación del sistema.</text:p>
        </text:list-item>
      </text:list>
      <text:p text:style-name="P1"/>
      <text:p text:style-name="P12">Alcance del proyecto</text:p>
      <text:p text:style-name="P12">Modelado del sistema</text:p>
      <text:p text:style-name="P12"><text:tab/>DFD o UML</text:p>
      <text:p text:style-name="P12"><text:tab/>MER</text:p>
      <text:p text:style-name="P12"><text:tab/>Modelo Tabular</text:p>
      <text:p text:style-name="P12"><text:tab/>Diccionario de datos</text:p>
      <text:p text:style-name="P12"><text:tab/>Regla Gráfica</text:p>
      <text:p text:style-name="P12"><text:tab/>Prototipado de interfaces </text:p>
      <text:p text:style-name="P12"><text:tab/>Mini especificacion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Pozo</meta:initial-creator>
    <meta:creation-date>2011-10-25T15:50:44</meta:creation-date>
    <meta:generator>LibreOffice/3.3$Unix LibreOffice_project/330m19$Build-202</meta:generator>
    <dc:date>2011-10-25T16:47:40</dc:date>
    <dc:creator>Fernando Pozo</dc:creator>
    <meta:editing-duration>PT56M56S</meta:editing-duration>
    <meta:editing-cycles>3</meta:editing-cycles>
    <meta:document-statistic meta:table-count="0" meta:image-count="0" meta:object-count="0" meta:page-count="2" meta:paragraph-count="35" meta:word-count="375" meta:character-count="2441"/>
  </office:meta>
</office:document-meta>
</file>